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sub>
          <mi mathvariant="normal">ϵ</mi>
          <mi mathvariant="italic">net</mi>
        </msub>
        <mo stretchy="false">=</mo>
        <mrow>
          <msub>
            <mi mathvariant="normal">ϵ</mi>
            <mi mathvariant="italic">Ia</mi>
          </msub>
          <mo stretchy="false">+</mo>
          <msub>
            <mi mathvariant="normal">ϵ</mi>
            <mi mathvariant="italic">Fb</mi>
          </msub>
        </mrow>
        <mo stretchy="false">=</mo>
        <mrow>
          <mo fence="true" stretchy="false">(</mo>
          <mrow>
            <mrow>
              <msub>
                <mi>r</mi>
                <mi mathvariant="italic">Ia</mi>
              </msub>
              <mo stretchy="false">−</mo>
              <msub>
                <mi>r</mi>
                <mi mathvariant="italic">Fb</mi>
              </msub>
            </mrow>
          </mrow>
          <mo fence="true" stretchy="false">)</mo>
        </mrow>
      </mrow>
      <mrow>
        <mi>Q</mi>
        <mo stretchy="false">/</mo>
        <mi mathvariant="normal">ρ</mi>
      </mrow>
    </mrow>
    <annotation encoding="StarMath 5.0">%epsilon_net = %epsilon_Ia + %epsilon_Fb = (r_Ia - r_Fb) Q / %rho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08:32:43.154330676</meta:creation-date>
    <meta:generator>LibreOffice/4.2.7.2$Linux_X86_64 LibreOffice_project/420m0$Build-2</meta:generator>
  </office:meta>
</office:document-meta>
</file>